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85cm" fo:min-width="1.5cm"/>
    </style:style>
    <style:style style:name="gr2" style:family="graphic" style:parent-style-name="standard">
      <style:graphic-properties svg:stroke-color="#000000" draw:fill="gradient" draw:fill-color="#000000" draw:fill-gradient-name="Tango_20_Gray" draw:textarea-horizontal-align="justify" draw:textarea-vertical-align="middle" draw:auto-grow-height="false" fo:min-height="0.458cm" fo:min-width="0.208cm" draw:shadow="hidden"/>
    </style:style>
    <style:style style:name="gr3" style:family="graphic" style:parent-style-name="standard">
      <style:graphic-properties svg:stroke-color="#000000" draw:fill="gradient" draw:fill-color="#000000" draw:fill-gradient-name="Tango_20_Gray" draw:textarea-horizontal-align="justify" draw:textarea-vertical-align="middle" draw:auto-grow-height="false" fo:min-height="0.269cm" fo:min-width="0.504cm"/>
    </style:style>
    <style:style style:name="gr4" style:family="graphic" style:parent-style-name="standard">
      <style:graphic-properties svg:stroke-color="#000000" draw:fill="gradient" draw:fill-color="#000000" draw:fill-gradient-name="Tango_20_Gray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1.038cm" fo:min-width="0cm" draw:shadow="hidden"/>
    </style:style>
    <style:style style:name="gr6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1.024cm" fo:min-width="0.774cm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/>
    </style:style>
    <style:style style:name="gr11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0.086cm" fo:min-width="1.238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812cm" fo:min-width="0.632cm" draw:shadow="hidden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808080" draw:fill-color="#666666" draw:textarea-horizontal-align="justify" draw:textarea-vertical-align="middle" draw:auto-grow-height="false" fo:min-height="0.472cm" fo:min-width="0cm"/>
    </style:style>
    <style:style style:name="gr15" style:family="graphic" style:parent-style-name="objectwithoutfill">
      <style:graphic-properties svg:stroke-width="0.1cm" svg:stroke-color="#808080" draw:marker-start-width="0.5cm" draw:marker-end-width="0.5cm" draw:fill="none" draw:fill-color="#666666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.472cm" fo:min-width="0cm"/>
    </style:style>
    <style:style style:name="gr17" style:family="graphic" style:parent-style-name="standard">
      <style:graphic-properties svg:stroke-color="#000000" draw:marker-start="Arrow" draw:marker-start-width="0.3cm" draw:fill-color="#ffffff" draw:textarea-vertical-align="middle"/>
    </style:style>
    <style:style style:name="gr18" style:family="graphic" style:parent-style-name="objectwithoutfill">
      <style:graphic-properties draw:stroke="solid" draw:stroke-dash="Fine_20_Dashed" draw:fill="none" draw:textarea-vertical-align="middle"/>
    </style:style>
    <style:style style:name="gr19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0.31cm" fo:min-width="0.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19cm" fo:min-width="0.325cm"/>
    </style:style>
    <style:style style:name="gr21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0cm" fo:min-width="0.081cm"/>
    </style:style>
    <style:style style:name="gr22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5.408cm" fo:min-width="5.158cm" draw:shadow="hidden"/>
    </style:style>
    <style:style style:name="gr23" style:family="graphic" style:parent-style-name="standard">
      <style:graphic-properties svg:stroke-color="#000000" draw:fill="gradient" draw:fill-gradient-name="Tango_20_Gray" draw:textarea-horizontal-align="justify" draw:textarea-vertical-align="middle" draw:auto-grow-height="false" fo:min-height="0.316cm" fo:min-width="0.066cm" draw:shadow="hidden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gradient" draw:fill-color="#000000" draw:fill-gradient-name="Tango_20_Gray"/>
      <style:paragraph-properties fo:text-align="center"/>
    </style:style>
    <style:style style:name="P3" style:family="paragraph">
      <loext:graphic-properties draw:fill="gradient" draw:fill-gradient-name="Tango_20_Gray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Calibri" fo:font-size="12pt" style:font-size-asian="18pt" style:font-size-complex="18pt"/>
    </style:style>
    <style:style style:name="P6" style:family="paragraph">
      <style:text-properties style:font-name="Calibri" fo:font-size="12pt" style:font-size-asian="18pt" style:font-size-complex="18pt"/>
    </style:style>
    <style:style style:name="P7" style:family="paragraph">
      <loext:graphic-properties draw:fill="none" draw:fill-color="#ffffff"/>
      <style:text-properties style:font-name="Calibri" fo:font-size="12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Calibri" fo:font-size="12pt" fo:font-style="italic" style:font-size-asian="18pt" style:font-size-complex="18pt"/>
    </style:style>
    <style:style style:name="P10" style:family="paragraph">
      <loext:graphic-properties draw:fill="none" draw:fill-color="#ffffff"/>
      <style:text-properties style:font-name="Calibri" fo:font-size="12pt" fo:font-style="italic" style:font-size-asian="18pt" style:font-size-complex="18pt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="none" draw:fill-color="#666666"/>
      <style:paragraph-properties fo:text-align="center"/>
    </style:style>
    <style:style style:name="P13" style:family="paragraph">
      <style:paragraph-properties fo:text-align="center"/>
      <style:text-properties style:font-name="Calibri" fo:font-size="12pt" style:font-size-asian="18pt" style:font-size-complex="18pt"/>
    </style:style>
    <style:style style:name="P14" style:family="paragraph">
      <loext:graphic-properties draw:fill-color="#ffffff"/>
      <style:paragraph-properties fo:text-align="center"/>
      <style:text-properties style:font-name="Calibri" fo:font-size="12pt" style:font-size-asian="18pt" style:font-size-complex="18pt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style:font-name="Calibri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.1cm" svg:x="5.2cm" svg:y="6.5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2" draw:layer="layout" svg:width="0.345cm" svg:height="0.345cm" svg:x="1.438cm" svg:y="5.1cm" svg:viewBox="0 0 346 346" svg:d="M173 69c-59 0-104 45-104 104s45 104 104 104 104-45 104-104-45-104-104-104zM173 0c98 0 173 75 173 173s-75 173-173 173-173-75-173-173 75-173 173-173z">
            <text:p/>
          </draw:path>
          <draw:path draw:style-name="gr2" draw:text-style-name="P2" draw:layer="layout" svg:width="0.345cm" svg:height="0.345cm" svg:x="1.819cm" svg:y="5.1cm" svg:viewBox="0 0 346 346" svg:d="M173 69c-59 0-104 45-104 104s45 104 104 104 104-45 104-104-45-104-104-104zM173 0c98 0 173 75 173 173s-75 173-173 173-173-75-173-173 75-173 173-173z">
            <text:p/>
          </draw:path>
          <draw:custom-shape draw:style-name="gr3" draw:text-style-name="P2" draw:layer="layout" svg:width="1.004cm" svg:height="0.519cm" svg:x="1.3cm" svg:y="5.4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104cm" svg:height="0.243cm" svg:x="2.338cm" svg:y="5.61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311cm" svg:height="0.208cm" draw:transform="rotate (1.5707963267949) translate (2.477cm 5.896cm)">
            <text:p/>
  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path draw:style-name="gr5" draw:text-style-name="P3" draw:layer="layout" svg:width="0.149cm" svg:height="0.44cm" draw:transform="skewX (0.263544717051144) rotate (-0.319569786040162) translate (1.70405523452137cm 6.39178268934828cm)" svg:viewBox="0 0 150 441" svg:d="M86 17c23 0 44-3 64-8l-36 404v1c0 16-17 27-39 27s-38-12-38-28v-1l-37-412c26 10 55 16 86 17z">
            <text:p/>
          </draw:path>
          <draw:path draw:style-name="gr6" draw:text-style-name="P3" draw:layer="layout" svg:width="0.39cm" svg:height="0.332cm" draw:transform="skewX (0.25551620249197) rotate (-0.329867228626929) translate (1.80082015395087cm 6.0508087461865cm)" svg:viewBox="0 0 391 333" svg:d="M198 211c-86 0-157-39-189-97 25-67 97-114 186-114 92 0 165 49 189 119-33 55-103 92-186 92zM198 248c89 0 162-42 192-103 1 7 1 14 1 21 0 95-84 167-195 167s-196-72-196-167c0-9 1-19 3-28 27 65 103 110 195 110z">
            <text:p/>
          </draw:path>
        </draw:g>
        <draw:custom-shape draw:style-name="gr1" draw:text-style-name="P1" draw:layer="layout" svg:width="2cm" svg:height="1.1cm" svg:x="5.2cm" svg:y="4.5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5cm" svg:y1="5cm" svg:x2="5.2cm" svg:y2="5cm">
          <text:p text:style-name="P4"><text:span text:style-name="T1">SDI <text:s text:c="2"/></text:span></text:p>
        </draw:line>
        <draw:frame draw:style-name="gr8" draw:text-style-name="P7" draw:layer="layout" svg:width="1.916cm" svg:height="1.283cm" svg:x="5.3cm" svg:y="4.417cm">
          <draw:text-box>
            <text:p text:style-name="P6"><text:span text:style-name="T1">Video </text:span></text:p>
            <text:p text:style-name="P6"><text:span text:style-name="T1">Encoder</text:span></text:p>
          </draw:text-box>
        </draw:frame>
        <draw:line draw:style-name="gr7" draw:text-style-name="P8" draw:layer="layout" svg:x1="3.5cm" svg:y1="7.001cm" svg:x2="5.2cm" svg:y2="7.001cm">
          <text:p text:style-name="P4"><text:span text:style-name="T1">SDI <text:s text:c="2"/></text:span></text:p>
        </draw:line>
        <draw:frame draw:style-name="gr8" draw:text-style-name="P7" draw:layer="layout" svg:width="1.916cm" svg:height="1.283cm" svg:x="5.3cm" svg:y="6.418cm">
          <draw:text-box>
            <text:p text:style-name="P6"><text:span text:style-name="T1">Audio </text:span></text:p>
            <text:p text:style-name="P6"><text:span text:style-name="T1">Encoder</text:span></text:p>
          </draw:text-box>
        </draw:frame>
        <draw:line draw:style-name="gr9" draw:text-style-name="P8" draw:layer="layout" svg:x1="3cm" svg:y1="6cm" svg:x2="3.5cm" svg:y2="5cm">
          <text:p/>
        </draw:line>
        <draw:line draw:style-name="gr9" draw:text-style-name="P8" draw:layer="layout" svg:x1="3cm" svg:y1="6cm" svg:x2="3.5cm" svg:y2="7cm">
          <text:p/>
        </draw:line>
        <draw:frame draw:style-name="gr10" draw:text-style-name="P10" draw:layer="layout" svg:width="5.3cm" svg:height="2.831cm" svg:x="6.1cm" svg:y="0.869cm">
          <draw:text-box>
            <text:p text:style-name="P9"><text:span text:style-name="T1">Video camera records sound and video which are encoded separately but must be synchonised to maintain lipsync.</text:span></text:p>
          </draw:text-box>
        </draw:frame>
        <draw:custom-shape draw:style-name="gr1" draw:text-style-name="P1" draw:layer="layout" svg:width="2cm" svg:height="1.1cm" svg:x="9cm" svg:y="4.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246cm" svg:height="0.767cm" svg:x="8.9cm" svg:y="4.7cm">
          <draw:text-box>
            <text:p text:style-name="P6"><text:span text:style-name="T1">Packetiser</text:span></text:p>
          </draw:text-box>
        </draw:frame>
        <draw:line draw:style-name="gr7" draw:text-style-name="P8" draw:layer="layout" svg:x1="7.2cm" svg:y1="5cm" svg:x2="9cm" svg:y2="5cm">
          <text:p text:style-name="P4"><text:span text:style-name="T1">ES <text:s/></text:span></text:p>
        </draw:line>
        <draw:custom-shape draw:style-name="gr1" draw:text-style-name="P1" draw:layer="layout" svg:width="2cm" svg:height="1.1cm" svg:x="9cm" svg:y="6.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246cm" svg:height="0.767cm" svg:x="8.9cm" svg:y="6.7cm">
          <draw:text-box>
            <text:p text:style-name="P6"><text:span text:style-name="T1">Packetiser</text:span></text:p>
          </draw:text-box>
        </draw:frame>
        <draw:line draw:style-name="gr7" draw:text-style-name="P8" draw:layer="layout" svg:x1="7.2cm" svg:y1="7cm" svg:x2="9cm" svg:y2="7cm">
          <text:p text:style-name="P4"><text:span text:style-name="T1">ES <text:s/></text:span></text:p>
        </draw:line>
        <draw:line draw:style-name="gr7" draw:text-style-name="P8" draw:layer="layout" svg:x1="11cm" svg:y1="5cm" svg:x2="14cm" svg:y2="5cm">
          <text:p text:style-name="P4"><text:span text:style-name="T1">Video PES <text:s text:c="2"/></text:span></text:p>
        </draw:line>
        <draw:line draw:style-name="gr7" draw:text-style-name="P8" draw:layer="layout" svg:x1="11cm" svg:y1="7cm" svg:x2="14cm" svg:y2="7cm">
          <text:p text:style-name="P4"><text:span text:style-name="T1">Audio PES <text:s text:c="2"/></text:span></text:p>
        </draw:line>
        <draw:custom-shape draw:style-name="gr11" draw:text-style-name="P3" draw:layer="layout" svg:width="3.1cm" svg:height="0.6cm" draw:transform="rotate (1.5707963267949) translate (14cm 7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8" draw:layer="layout" svg:x1="14.6cm" svg:y1="6.1cm" svg:x2="16cm" svg:y2="6.1cm">
          <text:p text:style-name="P4"><text:span text:style-name="T1">TS <text:s text:c="3"/></text:span></text:p>
        </draw:line>
        <draw:custom-shape draw:style-name="gr1" draw:text-style-name="P1" draw:layer="layout" svg:width="2cm" svg:height="1.1cm" svg:x="15.954cm" svg:y="5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96cm" svg:height="0.767cm" svg:x="15.854cm" svg:y="5.8cm">
          <draw:text-box>
            <text:p text:style-name="P6"><text:span text:style-name="T1">Transmit</text:span></text:p>
          </draw:text-box>
        </draw:frame>
        <draw:path draw:style-name="gr12" draw:text-style-name="P1" draw:layer="layout" svg:width="4.099cm" svg:height="2.999cm" svg:x="14.8cm" svg:y="9.5cm" svg:viewBox="0 0 4100 3000" svg:d="M456 900c0-265 230-472 542-497 52-235 293-403 596-403 246 0 451 111 548 278 43-7 89-11 135-11 123 0 235 27 329 75 109-88 260-142 431-142 308 0 551 174 599 413 271 51 464 245 464 487 0 170-95 317-246 406 12 41 18 83 18 127 0 62-12 120-35 173 70 82 111 183 111 294 0 283-263 500-607 500-56 0-110-6-160-16-46 241-291 416-600 416-291 0-523-155-588-374-75 26-158 41-247 41-143 0-273-38-375-102-110 104-273 168-460 168-344 0-607-216-607-500 0-53 9-104 27-151-199-81-331-248-331-449 0-260 222-464 525-495-45-70-69-151-69-238z">
          <text:p/>
        </draw:path>
        <draw:line draw:style-name="gr7" draw:text-style-name="P8" draw:layer="layout" svg:x1="16.9cm" svg:y1="6.7cm" svg:x2="16.936cm" svg:y2="9.8cm">
          <text:p text:style-name="P4"><text:span text:style-name="T1">IP/ATM/etc… <text:s text:c="2"/></text:span></text:p>
        </draw:line>
        <draw:line draw:style-name="gr7" draw:text-style-name="P8" draw:layer="layout" svg:x1="16.9cm" svg:y1="12.3cm" svg:x2="16.9cm" svg:y2="15.7cm">
          <text:p text:style-name="P4"><text:span text:style-name="T1">IP/ATM/etc… <text:s text:c="2"/></text:span></text:p>
        </draw:line>
        <draw:custom-shape draw:style-name="gr1" draw:text-style-name="P1" draw:layer="layout" svg:width="2cm" svg:height="1.1cm" svg:x="16cm" svg:y="15.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819cm" svg:height="0.767cm" svg:x="15.9cm" svg:y="15.9cm">
          <draw:text-box>
            <text:p text:style-name="P6"><text:span text:style-name="T1">Receive</text:span></text:p>
          </draw:text-box>
        </draw:frame>
        <draw:custom-shape draw:style-name="gr11" draw:text-style-name="P3" draw:layer="layout" svg:width="3.1cm" svg:height="0.6cm" draw:transform="rotate (1.5707963267949) translate (14cm 17.9cm)">
          <text:p/>
          <draw:enhanced-geometry svg:viewBox="0 0 21600 21600" draw:glue-points="?f6 10800 10800 21600 ?f5 10800 10800 0" draw:text-areas="?f3 ?f3 ?f4 ?f4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" draw:text-style-name="P8" draw:layer="layout" svg:x1="16cm" svg:y1="16.3cm" svg:x2="14.6cm" svg:y2="16.3cm">
          <text:p/>
        </draw:line>
        <draw:custom-shape draw:style-name="gr1" draw:text-style-name="P1" draw:layer="layout" svg:width="2cm" svg:height="1.1cm" svg:x="9cm" svg:y="14.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246cm" svg:height="0.767cm" svg:x="8.9cm" svg:y="15cm">
          <draw:text-box>
            <text:p text:style-name="P6"><text:span text:style-name="T1">Packetiser</text:span></text:p>
          </draw:text-box>
        </draw:frame>
        <draw:custom-shape draw:style-name="gr1" draw:text-style-name="P1" draw:layer="layout" svg:width="2cm" svg:height="1.1cm" svg:x="9cm" svg:y="16.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246cm" svg:height="0.767cm" svg:x="8.9cm" svg:y="17cm">
          <draw:text-box>
            <text:p text:style-name="P6"><text:span text:style-name="T1">Packetiser</text:span></text:p>
          </draw:text-box>
        </draw:frame>
        <draw:custom-shape draw:style-name="gr14" draw:text-style-name="P11" draw:layer="layout" svg:width="0.7cm" svg:height="0.9cm" svg:x="6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12" draw:layer="layout" svg:x1="6.7cm" svg:y1="6cm" svg:x2="8.3cm" svg:y2="3.6cm">
          <text:p/>
        </draw:line>
        <draw:custom-shape draw:style-name="gr1" draw:text-style-name="P1" draw:layer="layout" svg:width="2cm" svg:height="1.1cm" svg:x="5.184cm" svg:y="16.7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1cm" svg:x="5.184cm" svg:y="14.79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58cm" svg:height="1.283cm" svg:x="5.284cm" svg:y="14.716cm">
          <draw:text-box>
            <text:p text:style-name="P6"><text:span text:style-name="T1">Video </text:span></text:p>
            <text:p text:style-name="P6"><text:span text:style-name="T1">Decoder</text:span></text:p>
          </draw:text-box>
        </draw:frame>
        <draw:frame draw:style-name="gr8" draw:text-style-name="P7" draw:layer="layout" svg:width="1.958cm" svg:height="1.283cm" svg:x="5.284cm" svg:y="16.717cm">
          <draw:text-box>
            <text:p text:style-name="P6"><text:span text:style-name="T1">Audio </text:span></text:p>
            <text:p text:style-name="P6"><text:span text:style-name="T1">Decoder</text:span></text:p>
          </draw:text-box>
        </draw:frame>
        <draw:custom-shape draw:style-name="gr16" draw:text-style-name="P4" draw:layer="layout" svg:width="0.7cm" svg:height="0.9cm" svg:x="5.984cm" svg:y="15.8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7" draw:text-style-name="P14" draw:layer="layout" svg:x1="7.2cm" svg:y1="15.3cm" svg:x2="9cm" svg:y2="15.3cm">
          <text:p text:style-name="P13"><text:span text:style-name="T1">ES</text:span></text:p>
        </draw:line>
        <draw:line draw:style-name="gr17" draw:text-style-name="P14" draw:layer="layout" svg:x1="7.2cm" svg:y1="17.3cm" svg:x2="9cm" svg:y2="17.3cm">
          <text:p text:style-name="P13"><text:span text:style-name="T1">ES</text:span></text:p>
        </draw:line>
        <draw:line draw:style-name="gr17" draw:text-style-name="P14" draw:layer="layout" svg:x1="11cm" svg:y1="15.4cm" svg:x2="14cm" svg:y2="15.4cm">
          <text:p text:style-name="P13"><text:span text:style-name="T1">Video PES</text:span></text:p>
        </draw:line>
        <draw:line draw:style-name="gr17" draw:text-style-name="P14" draw:layer="layout" svg:x1="11cm" svg:y1="17.3cm" svg:x2="14cm" svg:y2="17.3cm">
          <text:p text:style-name="P13"><text:span text:style-name="T1">Audio PES</text:span></text:p>
        </draw:line>
        <draw:line draw:style-name="gr9" draw:text-style-name="P8" draw:layer="layout" svg:x1="5.2cm" svg:y1="15.4cm" svg:x2="4cm" svg:y2="16.3cm">
          <text:p/>
        </draw:line>
        <draw:line draw:style-name="gr18" draw:text-style-name="P8" draw:layer="layout" svg:x1="5.2cm" svg:y1="17.3cm" svg:x2="4cm" svg:y2="16.3cm">
          <text:p/>
        </draw:line>
        <draw:line draw:style-name="gr17" draw:text-style-name="P14" draw:layer="layout" svg:x1="2.2cm" svg:y1="16.3cm" svg:x2="4cm" svg:y2="16.3cm">
          <text:p text:style-name="P13"><text:span text:style-name="T1"/></text:p>
        </draw:line>
        <draw:g>
          <draw:custom-shape draw:style-name="gr19" draw:text-style-name="P3" draw:layer="layout" svg:width="0.9cm" svg:height="0.56cm" svg:x="1.2cm" svg:y="1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825cm" svg:height="0.44cm" svg:x="1.238cm" svg:y="16.0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581cm" svg:height="0.12cm" svg:x="1.369cm" svg:y="16.58cm">
            <text:p/>
            <draw:enhanced-geometry svg:viewBox="0 0 21600 21600" draw:glue-points="?f6 10800 10800 21600 ?f5 10800 10800 0" draw:text-areas="?f3 ?f3 ?f4 ?f4" draw:mirror-horizontal="false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path draw:style-name="gr22" draw:text-style-name="P3" draw:layer="layout" svg:width="1.399cm" svg:height="1.399cm" svg:x="3.5cm" svg:y="8.6cm" svg:viewBox="0 0 1400 1400" svg:d="M90 648h50v87h-52c17 312 250 551 560 575v-50h87v52c318-17 560-259 577-577h-34v-87h32c-24-310-263-543-575-560v70h-87v-68c-304 23-535 254-558 558zM700 0c397 0 700 303 700 700s-303 700-700 700-700-303-700-700 303-700 700-700z">
            <text:p/>
          </draw:path>
          <draw:path draw:style-name="gr23" draw:text-style-name="P3" draw:layer="layout" svg:width="0.962cm" svg:height="0.419cm" svg:x="3.78cm" svg:y="8.95cm" svg:viewBox="0 0 963 420" svg:d="M420 280c34 0 61 22 68 53h475v35h-475c-7 30-34 52-68 52-40 0-70-30-70-70 0-10 2-19 5-28l-355-281 33-41 360 285c9-3 17-5 27-5z">
            <text:p/>
          </draw:path>
        </draw:g>
        <draw:g>
          <draw:path draw:style-name="gr22" draw:text-style-name="P3" draw:layer="layout" svg:width="1.399cm" svg:height="1.399cm" svg:x="3.4cm" svg:y="18.8cm" svg:viewBox="0 0 1400 1400" svg:d="M90 648h50v87h-52c17 312 250 551 560 575v-50h87v52c318-17 560-259 577-577h-34v-87h32c-24-310-263-543-575-560v70h-87v-68c-304 23-535 254-558 558zM700 0c397 0 700 303 700 700s-303 700-700 700-700-303-700-700 303-700 700-700z">
            <text:p/>
          </draw:path>
          <draw:path draw:style-name="gr23" draw:text-style-name="P3" draw:layer="layout" svg:width="0.962cm" svg:height="0.419cm" svg:x="3.68cm" svg:y="19.15cm" svg:viewBox="0 0 963 420" svg:d="M420 280c34 0 61 22 68 53h475v35h-475c-7 30-34 52-68 52-40 0-70-30-70-70 0-10 2-19 5-28l-355-281 33-41 360 285c9-3 17-5 27-5z">
            <text:p/>
          </draw:path>
        </draw:g>
        <draw:line draw:style-name="gr24" draw:text-style-name="P8" draw:layer="layout" svg:x1="4.6cm" svg:y1="8.5cm" svg:x2="4.6cm" svg:y2="6cm">
          <text:p/>
        </draw:line>
        <draw:line draw:style-name="gr24" draw:text-style-name="P8" draw:layer="layout" svg:x1="5.7cm" svg:y1="6cm" svg:x2="4.6cm" svg:y2="6cm">
          <text:p/>
        </draw:line>
        <draw:line draw:style-name="gr24" draw:text-style-name="P8" draw:layer="layout" svg:x1="5.7cm" svg:y1="6cm" svg:x2="5.7cm" svg:y2="5.6cm">
          <text:p/>
        </draw:line>
        <draw:line draw:style-name="gr24" draw:text-style-name="P8" draw:layer="layout" svg:x1="4.6cm" svg:y1="18.8cm" svg:x2="4.6cm" svg:y2="16.3cm">
          <text:p/>
        </draw:line>
        <draw:line draw:style-name="gr24" draw:text-style-name="P8" draw:layer="layout" svg:x1="5.7cm" svg:y1="16.3cm" svg:x2="4.6cm" svg:y2="16.3cm">
          <text:p/>
        </draw:line>
        <draw:line draw:style-name="gr24" draw:text-style-name="P8" draw:layer="layout" svg:x1="5.7cm" svg:y1="16.3cm" svg:x2="5.7cm" svg:y2="15.9cm">
          <text:p/>
        </draw:line>
        <draw:line draw:style-name="gr24" draw:text-style-name="P8" draw:layer="layout" svg:x1="4.6cm" svg:y1="8cm" svg:x2="6cm" svg:y2="8cm">
          <text:p/>
        </draw:line>
        <draw:line draw:style-name="gr24" draw:text-style-name="P8" draw:layer="layout" svg:x1="6cm" svg:y1="8cm" svg:x2="6cm" svg:y2="7.6cm">
          <text:p/>
        </draw:line>
        <draw:line draw:style-name="gr24" draw:text-style-name="P8" draw:layer="layout" svg:x1="4.6cm" svg:y1="18.3cm" svg:x2="6.1cm" svg:y2="18.3cm">
          <text:p/>
        </draw:line>
        <draw:line draw:style-name="gr24" draw:text-style-name="P8" draw:layer="layout" svg:x1="6.1cm" svg:y1="18.3cm" svg:x2="6.1cm" svg:y2="1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cm" draw:marker-end-width="0.2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39:46.875000000</meta:creation-date>
    <dc:date>2016-09-08T14:29:46.264000000</dc:date>
    <meta:editing-duration>PT8M58S</meta:editing-duration>
    <meta:editing-cycles>1</meta:editing-cycles>
    <meta:document-statistic meta:object-count="75"/>
    <meta:generator>LibreOffice/5.2.0.4$Windows_x86 LibreOffice_project/066b007f5ebcc236395c7d282ba488bca6720265</meta:generator>
  </office:meta>
</office:document-meta>
</file>